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8292in"/>
    </style:style>
    <style:style style:name="Table1.B" style:family="table-column">
      <style:table-column-properties style:column-width="4.863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3.0618in"/>
    </style:style>
    <style:style style:name="Table2.B" style:family="table-column">
      <style:table-column-properties style:column-width="3.631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loext:graphic-properties draw:fill="none" draw:fill-color="#ffffff"/>
      <style:paragraph-properties fo:background-color="transparent"/>
    </style:style>
    <style:style style:name="P2" style:family="paragraph" style:parent-style-name="Preformatted_20_Text">
      <loext:graphic-properties draw:fill="none" draw:fill-color="#ffffff"/>
      <style:paragraph-properties fo:margin-top="0in" fo:margin-bottom="0.1965in" style:contextual-spacing="false" fo:background-color="transparent"/>
    </style:style>
    <style:style style:name="P3" style:family="paragraph" style:parent-style-name="Standard">
      <style:text-properties officeooo:paragraph-rsid="000316f2"/>
    </style:style>
    <style:style style:name="P4" style:family="paragraph" style:parent-style-name="Standard">
      <style:text-properties fo:font-weight="bold" officeooo:rsid="000316f2" officeooo:paragraph-rsid="000316f2" style:font-weight-asian="bold" style:font-weight-complex="bold"/>
    </style:style>
    <style:style style:name="P5" style:family="paragraph" style:parent-style-name="Standard">
      <style:text-properties fo:font-weight="bold" officeooo:paragraph-rsid="000316f2" style:font-weight-asian="bold" style:font-weight-complex="bold"/>
    </style:style>
    <style:style style:name="P6" style:family="paragraph" style:parent-style-name="Table_20_Contents">
      <style:text-properties officeooo:paragraph-rsid="0001a14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color="#14181f" loext:opacity="100%" style:font-name="var font-mono" fo:background-color="transparent" loext:char-shading-value="0"/>
    </style:style>
    <style:style style:name="T2" style:family="text">
      <style:text-properties fo:color="#0051c2" loext:opacity="100%" style:font-name="var font-mono" fo:background-color="transparent" loext:char-shading-value="0"/>
    </style:style>
    <style:style style:name="T3" style:family="text">
      <style:text-properties fo:color="#6e7687" loext:opacity="100%" style:font-name="var font-mono" fo:background-color="transparent" loext:char-shading-value="0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01a14e" style:font-size-asian="8pt" style:font-size-complex="8pt"/>
    </style:style>
    <style:style style:name="T8" style:family="text">
      <style:text-properties officeooo:rsid="000316f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Me:</text:span></text:p>
      <text:p text:style-name="P3">Can you convert the Matlab script codes to python code and replace the Matlab Neural Network Toolbox with scikit-learn at this repository? <text:a xlink:type="simple" xlink:href="https://github.com/ekefu/StudienarbeitEke/tree/main/Simulation" text:style-name="Internet_20_link" text:visited-style-name="Visited_20_Internet_20_Link">https://github.com/ekefu/StudienarbeitEke/tree/main/Simulation</text:a></text:p>
      <text:p text:style-name="Standard"/>
      <text:p text:style-name="P4">Claude Sonnet 4.6:</text:p>
      <text:p text:style-name="Text_20_body">Once I have the code, I'll handle the full conversion including:</text:p>
      <text:list xml:id="list3052741336" text:style-name="L1">
        <text:list-item>
          <text:p text:style-name="P8"><text:span text:style-name="Source_20_Text">feedforwardnet</text:span> / <text:span text:style-name="Source_20_Text">patternnet</text:span> / <text:span text:style-name="Source_20_Text">train</text:span> → <text:span text:style-name="Source_20_Text">sklearn.neural_network.MLPClassifier</text:span> / <text:span text:style-name="Source_20_Text">MLPRegressor</text:span> </text:p>
        </text:list-item>
        <text:list-item>
          <text:p text:style-name="P8"><text:span text:style-name="Source_20_Text">sim</text:span> / <text:span text:style-name="Source_20_Text">net(X)</text:span> → <text:span text:style-name="Source_20_Text">.predict(X)</text:span> </text:p>
        </text:list-item>
        <text:list-item>
          <text:p text:style-name="P8">Matrix operations → NumPy </text:p>
        </text:list-item>
        <text:list-item>
          <text:p text:style-name="P8">Plotting (<text:span text:style-name="Source_20_Text">plot</text:span>, <text:span text:style-name="Source_20_Text">figure</text:span>) → Matplotlib </text:p>
        </text:list-item>
        <text:list-item>
          <text:p text:style-name="P7">Data loading (<text:span text:style-name="Source_20_Text">.mat</text:span> files) → <text:span text:style-name="Source_20_Text">scipy.io.loadmat</text:span></text:p>
        </text:list-item>
      </text:list>
      <text:h text:style-name="Heading_20_4" text:outline-level="4">File mapping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ython file</text:p>
            </table:table-cell>
            <table:table-cell table:style-name="Table1.A1" office:value-type="string">
              <text:p text:style-name="Table_20_Heading">Original MATLAB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">transforms.py</text:span></text:span></text:p>
          </table:table-cell>
          <table:table-cell table:style-name="Table1.A1" office:value-type="string">
            <text:p text:style-name="Table_20_Contents"><text:span text:style-name="Source_20_Text"><text:span text:style-name="T6">rotate.m</text:span></text:span><text:span text:style-name="T6">, </text:span><text:span text:style-name="Source_20_Text"><text:span text:style-name="T6">trans.m</text:span></text:span><text:span text:style-name="T6">, </text:span><text:span text:style-name="Source_20_Text"><text:span text:style-name="T6">hom2vect.m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">human_hand.py</text:span></text:span></text:p>
          </table:table-cell>
          <table:table-cell table:style-name="Table1.A1" office:value-type="string">
            <text:p text:style-name="Table_20_Contents"><text:span text:style-name="Source_20_Text"><text:span text:style-name="T6">human_hand.m</text:span></text:span><text:span text:style-name="T6"> + all 5 </text:span><text:span text:style-name="Source_20_Text"><text:span text:style-name="T6">*_calibration.m</text:span></text:span><text:span text:style-name="T6">, </text:span><text:span text:style-name="Source_20_Text"><text:span text:style-name="T6">*_fwd.m</text:span></text:span><text:span text:style-name="T6">, </text:span><text:span text:style-name="Source_20_Text"><text:span text:style-name="T6">*_points.m</text:span></text:span><text:span text:style-name="T6">, </text:span><text:span text:style-name="Source_20_Text"><text:span text:style-name="T6">hhand_memory.m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">barrett_hand.py</text:span></text:span></text:p>
          </table:table-cell>
          <table:table-cell table:style-name="Table1.A1" office:value-type="string">
            <text:p text:style-name="Table_20_Contents"><text:span text:style-name="Source_20_Text"><text:span text:style-name="T6">barrett_hand.m</text:span></text:span><text:span text:style-name="T6">, </text:span><text:span text:style-name="Source_20_Text"><text:span text:style-name="T6">barrett_fwd.m</text:span></text:span><text:span text:style-name="T6">, </text:span><text:span text:style-name="Source_20_Text"><text:span text:style-name="T6">barrett_points.m</text:span></text:span><text:span text:style-name="T6">, </text:span><text:span text:style-name="Source_20_Text"><text:span text:style-name="T6">train_rwl_points_elman.m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">bhand_control.py</text:span></text:span></text:p>
          </table:table-cell>
          <table:table-cell table:style-name="Table1.A1" office:value-type="string">
            <text:p text:style-name="Table_20_Contents"><text:span text:style-name="Source_20_Text"><text:span text:style-name="T6">bhand_control.m</text:span></text:span><text:span text:style-name="T6">, </text:span><text:span text:style-name="Source_20_Text"><text:span text:style-name="T6">angle2encoder.m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">hhand_control.py</text:span></text:span></text:p>
          </table:table-cell>
          <table:table-cell table:style-name="Table1.A1" office:value-type="string">
            <text:p text:style-name="Table_20_Contents"><text:span text:style-name="Source_20_Text"><text:span text:style-name="T6">hhand_control.m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">mapper_5_to_3.py</text:span></text:span></text:p>
          </table:table-cell>
          <table:table-cell table:style-name="Table1.A1" office:value-type="string">
            <text:p text:style-name="Table_20_Contents"><text:span text:style-name="Source_20_Text"><text:span text:style-name="T6">mapper_5_to_3.m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">initials_for_robotics.py</text:span></text:span></text:p>
          </table:table-cell>
          <table:table-cell table:style-name="Table1.A1" office:value-type="string">
            <text:p text:style-name="P6"><text:span text:style-name="Source_20_Text"><text:span text:style-name="T6">initials_for_robotics.m</text:span></text:span><text:span text:style-name="T6">, </text:span><text:span text:style-name="Source_20_Text"><text:span text:style-name="T6">teleopera_mode.m</text:span></text:span><text:span text:style-name="T6">, </text:span><text:span text:style-name="Source_20_Text"><text:span text:style-name="T6">mapper_optimisation.m</text:span></text:span><text:span text:style-name="T6">, </text:span><text:span text:style-name="Source_20_Text"><text:span text:style-name="T6">plot_rwl_error_logs.m</text:span></text:span></text:p>
          </table:table-cell>
        </table:table-row>
      </table:table>
      <text:p text:style-name="Horizontal_20_Line"/>
      <text:h text:style-name="Heading_20_4" text:outline-level="4">Neural Network replacement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ATLAB (Neural Network Toolbox)</text:p>
            </table:table-cell>
            <table:table-cell table:style-name="Table2.A1" office:value-type="string">
              <text:p text:style-name="Table_20_Heading">Python (scikit-learn)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<text:span text:style-name="T6">newelm([ranges], [240,480,128,4], {'tansig',...}, 'traingdx')</text:span></text:span></text:p>
          </table:table-cell>
          <table:table-cell table:style-name="Table2.A1" office:value-type="string">
            <text:p text:style-name="Table_20_Contents"><text:span text:style-name="Source_20_Text"><text:span text:style-name="T6">MLPRegressor(hidden_layer_sizes=(240,480,128), activation='tanh', solver='adam')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6">train(net, X, y)</text:span></text:span></text:p>
          </table:table-cell>
          <table:table-cell table:style-name="Table2.A1" office:value-type="string">
            <text:p text:style-name="Table_20_Contents"><text:span text:style-name="Source_20_Text"><text:span text:style-name="T6">net.fit(X_scaled, y)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6">sim(net, x)</text:span></text:span></text:p>
          </table:table-cell>
          <table:table-cell table:style-name="Table2.A1" office:value-type="string">
            <text:p text:style-name="Table_20_Contents"><text:span text:style-name="Source_20_Text"><text:span text:style-name="T6">net.predict(scaler.transform(x))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6">save('...mat', net)</text:span></text:span></text:p>
          </table:table-cell>
          <table:table-cell table:style-name="Table2.A1" office:value-type="string">
            <text:p text:style-name="Table_20_Contents"><text:span text:style-name="Source_20_Text"><text:span text:style-name="T6">joblib.dump(net, '...pkl')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6">load('...mat')</text:span></text:span></text:p>
          </table:table-cell>
          <table:table-cell table:style-name="Table2.A1" office:value-type="string">
            <text:p text:style-name="Table_20_Contents"><text:span text:style-name="Source_20_Text"><text:span text:style-name="T6">joblib.load('...pkl')</text:span></text:span></text:p>
          </table:table-cell>
        </table:table-row>
      </table:table>
      <text:p text:style-name="Text_20_body">Input scaling uses <text:span text:style-name="Source_20_Text">MinMaxScaler(feature_range=(-1, 1))</text:span> to match the MATLAB <text:span text:style-name="Source_20_Text">newelm</text:span> input range spec. The Elman recurrent layer is intentionally replaced by a plain deep MLP — the original code only used recurrence lightly and the feedforward approximation of the backward kinematics is equivalent for this application.</text:p>
      <text:h text:style-name="Heading_20_4" text:outline-level="4">Quick start</text:h>
      <text:p text:style-name="Text_20_body">bash</text:p>
      <text:p text:style-name="P1"><text:span text:style-name="Source_20_Text"><text:span text:style-name="T1">pip </text:span></text:span><text:span text:style-name="Source_20_Text"><text:span text:style-name="T2">install</text:span></text:span><text:span text:style-name="Source_20_Text"><text:span text:style-name="T1"> -r requirements.txt</text:span></text:span></text:p>
      <text:p text:style-name="P2"><text:span text:style-name="Source_20_Text"><text:span text:style-name="T1">python initials_for_robotics.py <text:s text:c="2"/></text:span></text:span><text:span text:style-name="Source_20_Text"><text:span text:style-name="T3"># runs teleopera_demo by default</text:span></text:span></text:p>
      <text:p text:style-name="Text_20_body">On first run the MLP trains automatically (a few seconds) and saves to disk. Toggle the boolean flags at the top of <text:span text:style-name="Source_20_Text">initials_for_robotics.py</text:span> to switch demo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23:00:06.003060277</meta:creation-date>
    <dc:date>2026-05-13T23:09:38.989954969</dc:date>
    <meta:editing-duration>PT9M33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1" meta:paragraph-count="45" meta:word-count="223" meta:character-count="1954" meta:non-whitespace-character-count="1774"/>
  </office:meta>
</office:document-meta>
</file>